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abe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abe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abe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abe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abe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abe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abe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abe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abe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abe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abe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abe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abe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abe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abe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abe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abe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ciano Enrique Sànchez Sanzonetti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7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793512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orbeidis Del Valle Sanzonetti Ced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78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5.8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4" meta:non-whitespace-character-count="1015"/>
    <meta:template xlink:type="simple" xlink:actuate="onRequest" xlink:title="Normal" xlink:href=""/>
  </office:meta>
</office:document-meta>
</file>